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B0000006BD0D68798056C538D.png" manifest:media-type="image/png"/>
  <manifest:file-entry manifest:full-path="Pictures/10000DFC00000B0F00000B0F222368955A1CB93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08cm" fo:min-width="3.08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2.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5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69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8cm" fo:min-width="1.4cm"/>
    </style:style>
    <style:style style:name="gr10" style:family="graphic" style:parent-style-name="objectwithoutfill">
      <style:graphic-properties svg:stroke-color="#000000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.73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4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615cm" fo:min-width="1.272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8.95cm" fo:min-width="6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7.85cm" fo:min-width="6.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0.55cm" fo:min-width="7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8.55cm" fo:min-width="0.7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0.7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13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24.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11.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4.7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7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3.263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288cm" fo:min-width="1.15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00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692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8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2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9cm"/>
      <style:paragraph-properties style:writing-mode="lr-tb"/>
    </style:style>
    <style:style style:name="gr39" style:family="graphic" style:parent-style-name="objectwithoutfill">
      <style:graphic-properties draw:stroke="dash" draw:stroke-dash="Fine_20_Dashed" svg:stroke-width="0.106cm" svg:stroke-color="#000000" draw:marker-start="" draw:marker-start-width="0.358cm" draw:marker-end="Arrow" draw:marker-end-width="0.458cm" draw:fill="solid" draw:fill-color="#ffffff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10.5pt"/>
    </style:style>
    <style:style style:name="P11" style:family="paragraph">
      <loext:graphic-properties draw:fill-color="#ffffff"/>
      <style:paragraph-properties fo:text-align="center" style:writing-mode="lr-tb"/>
      <style:text-properties fo:font-size="10.5pt"/>
    </style:style>
    <style:style style:name="P12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3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-color="#ffffff"/>
      <style:paragraph-properties fo:text-align="start"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draw:layer="layout" svg:width="6.4cm" svg:height="2.6cm" svg:x="2.1cm" svg:y="0.8cm">
            <text:p text:style-name="P1">突发流量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2" draw:layer="layout" svg:width="3.2cm" svg:height="4.2cm" svg:x="3.7cm" svg:y="3.4cm">
            <text:p text:style-name="P1">队列</text:p>
            <text:p text:style-name="P1">平滑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4cm" svg:height="2.1cm" svg:x="2.1cm" svg:y="7.6cm">
            <text:p text:style-name="P1">业务系统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xml:id="id1" draw:id="id1" draw:layer="layout" svg:width="2.9cm" svg:height="1.3cm" svg:x="11.3cm" svg:y="1.9cm">
          <text:p text:style-name="P3"><text:span text:style-name="T1">生产系统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9cm" svg:height="1.3cm" svg:x="9.3cm" svg:y="5.2cm">
          <text:p text:style-name="P3"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9cm" svg:height="1.3cm" svg:x="13.3cm" svg:y="5.2cm">
          <text:p text:style-name="P3"><text:span text:style-name="T1">MQ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cm" svg:height="1.3cm" svg:x="18.8cm" svg:y="5.2cm">
          <text:p text:style-name="P3"><text:span text:style-name="T1">数据异构系统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cm" svg:height="1.3cm" svg:x="18.8cm" svg:y="2.4cm">
          <text:p text:style-name="P3"><text:span text:style-name="T1">D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2.75cm" svg:y1="3.2cm" svg:x2="10.75cm" svg:y2="5.2cm" draw:start-shape="id1" draw:start-glue-point="2" draw:end-shape="id2" draw:end-glue-point="0" svg:d="M12750 3200v1000h-2000v1000" svg:viewBox="0 0 2001 2001">
          <text:p/>
        </draw:connector>
        <draw:connector draw:style-name="gr6" draw:text-style-name="P5" draw:layer="layout" svg:x1="12.75cm" svg:y1="3.2cm" svg:x2="14.75cm" svg:y2="5.2cm" draw:start-shape="id1" draw:start-glue-point="2" draw:end-shape="id3" draw:end-glue-point="0" svg:d="M12750 3200v1000h2000v1000" svg:viewBox="0 0 2001 2001">
          <text:p/>
        </draw:connector>
        <draw:connector draw:style-name="gr7" draw:text-style-name="P7" draw:layer="layout" svg:x1="18.8cm" svg:y1="5.85cm" svg:x2="16.2cm" svg:y2="5.85cm" draw:start-shape="id4" draw:start-glue-point="3" draw:end-shape="id3" draw:end-glue-point="1" svg:d="M18800 5850h-2600" svg:viewBox="0 0 2601 1">
          <text:p text:style-name="P6"><text:span text:style-name="T2">订阅</text:span></text:p>
        </draw:connector>
        <draw:connector draw:style-name="gr7" draw:text-style-name="P7" draw:layer="layout" svg:x1="20.8cm" svg:y1="5.2cm" svg:x2="20.8cm" svg:y2="3.7cm" draw:start-shape="id4" draw:start-glue-point="0" draw:end-shape="id5" draw:end-glue-point="2" svg:d="M20800 5200v-1500" svg:viewBox="0 0 1 1501">
          <text:p text:style-name="P6"><text:span text:style-name="T2">异构</text:span></text:p>
        </draw:connector>
        <draw:custom-shape draw:style-name="gr4" draw:text-style-name="P9" xml:id="id6" draw:id="id6" draw:layer="layout" svg:width="2.9cm" svg:height="1.3cm" svg:x="27.8cm" svg:y="2.1cm">
          <text:p text:style-name="P8"><text:span text:style-name="T3">生产</text:span><text:span text:style-name="T3">系统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2.9cm" svg:height="1.3cm" svg:x="27.8cm" svg:y="4.9cm">
          <text:p text:style-name="P10"><text:span text:style-name="T4">MySQL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8" draw:id="id8" draw:layer="layout" svg:width="2.9cm" svg:height="1.3cm" svg:x="33.4cm" svg:y="4.9cm">
          <text:p text:style-name="P10"><text:span text:style-name="T4">Canal </text:span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9" draw:id="id9" draw:layer="layout" svg:width="2.9cm" svg:height="1.3cm" svg:x="38.7cm" svg:y="4.9cm">
          <text:p text:style-name="P12"><text:span text:style-name="T5">数据异</text:span><text:span text:style-name="T5">构系统</text:span></text:p>
          <text:p text:style-name="P12"><text:span text:style-name="T5">（</text:span><text:span text:style-name="T5">Can</text:span><text:span text:style-name="T5">al</text:span><text:span text:style-name="T5">客户</text:span><text:span text:style-name="T5">端）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0" draw:id="id10" draw:layer="layout" svg:width="2.9cm" svg:height="1.3cm" svg:x="38.7cm" svg:y="2.4cm">
          <text:p text:style-name="P10"><text:span text:style-name="T4">DB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9.25cm" svg:y1="3.4cm" svg:x2="29.25cm" svg:y2="4.9cm" draw:start-shape="id6" draw:start-glue-point="2" draw:end-shape="id7" draw:end-glue-point="0" svg:d="M29250 3400v1500" svg:viewBox="0 0 1 1501">
          <text:p text:style-name="P6"><text:span text:style-name="T2">单写</text:span></text:p>
          <text:p text:style-name="P6"><text:span text:style-name="T2"/></text:p>
        </draw:connector>
        <draw:connector draw:style-name="gr7" draw:text-style-name="P14" draw:layer="layout" svg:x1="33.4cm" svg:y1="5.55cm" svg:x2="30.7cm" svg:y2="5.55cm" draw:start-shape="id8" draw:start-glue-point="3" draw:end-shape="id7" draw:end-glue-point="1" svg:d="M33400 5550h-2700" svg:viewBox="0 0 2701 1">
          <text:p text:style-name="P6"><text:span text:style-name="T5">订阅</text:span><text:span text:style-name="T5">binlog</text:span></text:p>
        </draw:connector>
        <draw:connector draw:style-name="gr7" draw:text-style-name="P7" draw:layer="layout" svg:x1="38.7cm" svg:y1="5.55cm" svg:x2="36.3cm" svg:y2="5.55cm" draw:start-shape="id9" draw:start-glue-point="3" draw:end-shape="id8" draw:end-glue-point="1" svg:d="M38700 5550h-2400" svg:viewBox="0 0 2401 1">
          <text:p text:style-name="P6"><text:span text:style-name="T2">订阅</text:span></text:p>
        </draw:connector>
        <draw:connector draw:style-name="gr7" draw:text-style-name="P14" draw:layer="layout" svg:x1="40.15cm" svg:y1="4.9cm" svg:x2="40.15cm" svg:y2="3.7cm" draw:start-shape="id9" draw:start-glue-point="0" draw:end-shape="id10" draw:end-glue-point="2" svg:d="M40150 4900v-1200" svg:viewBox="0 0 1 1201">
          <text:p text:style-name="P6"><text:span text:style-name="T5"/></text:p>
          <text:p text:style-name="P6"><text:span text:style-name="T5">异构数据</text:span></text:p>
        </draw:connector>
        <draw:g>
          <draw:g>
            <draw:frame draw:style-name="gr8" draw:text-style-name="P15" draw:layer="layout" svg:width="2.195cm" svg:height="0.865cm" svg:x="5.803cm" svg:y="11.4cm">
              <draw:text-box>
                <text:p><text:span text:style-name="T2">队列限流</text:span></text:p>
              </draw:text-box>
            </draw:frame>
            <draw:custom-shape draw:style-name="gr9" draw:text-style-name="P16" draw:layer="layout" svg:width="3.8cm" svg:height="4.1cm" svg:x="5cm" svg:y="11.1cm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line draw:style-name="gr10" draw:text-style-name="P5" draw:layer="layout" svg:x1="5.4cm" svg:y1="11.9cm" svg:x2="8.4cm" svg:y2="11.9cm">
              <text:p/>
            </draw:line>
            <draw:line draw:style-name="gr10" draw:text-style-name="P5" draw:layer="layout" svg:x1="5.85cm" svg:y1="12.9cm" svg:x2="7.95cm" svg:y2="12.9cm">
              <text:p/>
            </draw:line>
            <draw:line draw:style-name="gr10" draw:text-style-name="P5" draw:layer="layout" svg:x1="6.35cm" svg:y1="14cm" svg:x2="7.45cm" svg:y2="14cm">
              <text:p/>
            </draw:line>
          </draw:g>
          <draw:frame draw:style-name="gr8" draw:text-style-name="P15" xml:id="id14" draw:id="id14" draw:layer="layout" svg:width="2.195cm" svg:height="0.865cm" svg:x="5.803cm" svg:y="11.1cm">
            <draw:text-box>
              <text:p><text:span text:style-name="T2">队列限流</text:span></text:p>
            </draw:text-box>
          </draw:frame>
          <draw:frame draw:style-name="gr8" draw:text-style-name="P15" xml:id="id13" draw:id="id13" draw:layer="layout" svg:width="2.195cm" svg:height="0.865cm" svg:x="5.803cm" svg:y="12cm">
            <draw:text-box>
              <text:p><text:span text:style-name="T2">风控过滤</text:span></text:p>
            </draw:text-box>
          </draw:frame>
          <draw:frame draw:style-name="gr11" draw:text-style-name="P15" xml:id="id11" draw:id="id11" draw:layer="layout" svg:width="1.349cm" svg:height="0.865cm" svg:x="6.226cm" svg:y="12.9cm">
            <draw:text-box>
              <text:p><text:span text:style-name="T2">限流</text:span></text:p>
            </draw:text-box>
          </draw:frame>
          <draw:frame draw:style-name="gr12" draw:text-style-name="P17" draw:layer="layout" svg:width="1.239cm" svg:height="0.785cm" svg:x="6.281cm" svg:y="13.9cm">
            <draw:text-box>
              <text:p><text:span text:style-name="T5">成功</text:span></text:p>
            </draw:text-box>
          </draw:frame>
          <draw:custom-shape draw:style-name="gr13" draw:text-style-name="P13" draw:layer="layout" svg:width="1.5cm" svg:height="1cm" svg:x="6.15cm" svg:y="15.2cm">
            <text:p text:style-name="P12"><text:span text:style-name="T5">业务</text:span></text:p>
            <text:p text:style-name="P12"><text:span text:style-name="T5">系统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xml:id="id12" draw:id="id12" draw:layer="layout" svg:width="1.772cm" svg:height="0.865cm" svg:x="9.5cm" svg:y="10cm">
            <draw:text-box>
              <text:p><text:span text:style-name="T2">失败了</text:span></text:p>
            </draw:text-box>
          </draw:frame>
          <draw:connector draw:style-name="gr7" draw:text-style-name="P18" draw:layer="layout" svg:x1="7.575cm" svg:y1="13.332cm" svg:x2="10.386cm" svg:y2="10.865cm" draw:start-shape="id11" draw:start-glue-point="1" draw:end-shape="id12" draw:end-glue-point="2" svg:d="M7575 13332h2811v-2467" svg:viewBox="0 0 2812 2468">
            <text:p text:style-name="P6"/>
            <text:p text:style-name="P6"/>
            <text:p text:style-name="P6"><text:span text:style-name="T2"><text:s text:c="3"/></text:span></text:p>
            <text:p text:style-name="P6"><text:span text:style-name="T2"><text:s text:c="3"/></text:span><text:span text:style-name="T2">3</text:span></text:p>
          </draw:connector>
          <draw:connector draw:style-name="gr7" draw:text-style-name="P7" draw:layer="layout" svg:x1="7.998cm" svg:y1="12.432cm" svg:x2="10.386cm" svg:y2="10.865cm" draw:start-shape="id13" draw:start-glue-point="1" draw:end-shape="id12" draw:end-glue-point="2" svg:d="M7998 12432h2388v-1567" svg:viewBox="0 0 2389 1568">
            <text:p text:style-name="P6"><text:span text:style-name="T2"/></text:p>
            <text:p text:style-name="P6"><text:span text:style-name="T2"/></text:p>
            <text:p text:style-name="P6"><text:span text:style-name="T2">2</text:span></text:p>
          </draw:connector>
          <draw:connector draw:style-name="gr7" draw:text-style-name="P7" draw:layer="layout" svg:x1="7.998cm" svg:y1="11.532cm" svg:x2="10.386cm" svg:y2="10.865cm" draw:start-shape="id14" draw:start-glue-point="1" draw:end-shape="id12" draw:end-glue-point="2" svg:d="M7998 11532h2388v-667" svg:viewBox="0 0 2389 668">
            <text:p text:style-name="P6"><text:span text:style-name="T2">1</text:span></text:p>
          </draw:connector>
        </draw:g>
        <draw:custom-shape draw:style-name="gr15" draw:text-style-name="P20" xml:id="id16" draw:id="id16" draw:layer="layout" svg:width="2cm" svg:height="0.9cm" svg:x="12.7cm" svg:y="8.3cm">
          <text:p text:style-name="P19"><text:span text:style-name="T2">DB1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15" draw:id="id15" draw:layer="layout" svg:width="2cm" svg:height="0.9cm" svg:x="16.8cm" svg:y="8.3cm">
          <text:p text:style-name="P19"><text:span text:style-name="T2">ot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17" draw:id="id17" draw:layer="layout" svg:width="2cm" svg:height="0.9cm" svg:x="20.9cm" svg:y="8.3cm">
          <text:p text:style-name="P19"><text:span text:style-name="T2">DB2</text:span></text:p>
          <draw:enhanced-geometry svg:viewBox="0 0 21600 21600" draw:type="rectangle" draw:enhanced-path="M 0 0 L 21600 0 21600 21600 0 21600 0 0 Z N"/>
        </draw:custom-shape>
        <draw:connector draw:style-name="gr7" draw:text-style-name="P21" draw:layer="layout" svg:x1="16.8cm" svg:y1="8.75cm" svg:x2="14.7cm" svg:y2="8.75cm" draw:start-shape="id15" draw:start-glue-point="3" draw:end-shape="id16" draw:end-glue-point="1" svg:d="M16800 8750h-2100" svg:viewBox="0 0 2101 1">
          <text:p text:style-name="P6"><text:span text:style-name="T6">订阅</text:span></text:p>
        </draw:connector>
        <draw:connector draw:style-name="gr7" draw:text-style-name="P21" draw:layer="layout" svg:x1="20.9cm" svg:y1="8.75cm" svg:x2="18.8cm" svg:y2="8.75cm" draw:start-shape="id17" draw:start-glue-point="3" draw:end-shape="id15" draw:end-glue-point="1" svg:d="M20900 8750h-2100" svg:viewBox="0 0 2101 1">
          <text:p text:style-name="P6"><text:span text:style-name="T6">同步</text:span></text:p>
        </draw:connector>
        <draw:g>
          <draw:custom-shape draw:style-name="gr16" draw:text-style-name="P16" draw:layer="layout" svg:width="7cm" svg:height="9.2cm" svg:x="13.1cm" svg:y="12.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3.3cm">
            <text:p text:style-name="P1">商品基本信息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4.6cm">
            <text:p text:style-name="P1">商品规格参数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5.9cm">
            <text:p text:style-name="P1">商品介绍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7.2cm">
            <text:p text:style-name="P1">品牌服务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8.5cm">
            <text:p text:style-name="P1">类目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14.1cm" svg:y="19.8cm">
            <text:p text:style-name="P1">店铺</text:p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7cm" svg:height="0.725cm" svg:x="13.1cm" svg:y="12.4cm">
            <draw:text-box>
              <text:p><text:span text:style-name="T2">MQ</text:span></text:p>
            </draw:text-box>
          </draw:frame>
        </draw:g>
        <draw:g>
          <draw:custom-shape draw:style-name="gr19" draw:text-style-name="P16" draw:layer="layout" svg:width="7cm" svg:height="8.1cm" svg:x="34.5cm" svg:y="12.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35.5cm" svg:y="13.85cm">
            <text:p text:style-name="P1">商品信息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35.5cm" svg:y="15.15cm">
            <text:p text:style-name="P1">商品介绍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35.5cm" svg:y="16.45cm">
            <text:p text:style-name="P1">品牌服务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35.5cm" svg:y="17.75cm">
            <text:p text:style-name="P1">类目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cm" svg:height="1cm" svg:x="35.5cm" svg:y="19.05cm">
            <text:p text:style-name="P1">店铺</text:p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7cm" svg:height="0.725cm" svg:x="34.5cm" svg:y="12.95cm">
            <draw:text-box>
              <text:p><text:span text:style-name="T2">MQ</text:span></text:p>
            </draw:text-box>
          </draw:frame>
        </draw:g>
        <draw:g>
          <draw:custom-shape draw:style-name="gr20" draw:text-style-name="P16" draw:layer="layout" svg:width="8cm" svg:height="10.8cm" svg:x="23.4cm" svg:y="11.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2" draw:layer="layout" svg:width="7.9cm" svg:height="0.962cm" svg:x="23.5cm" svg:y="11.5cm">
            <draw:text-box>
              <text:p>Redis</text:p>
            </draw:text-box>
          </draw:frame>
          <draw:custom-shape draw:style-name="gr22" draw:text-style-name="P2" draw:layer="layout" svg:width="1.2cm" svg:height="8.8cm" svg:x="23.9cm" svg:y="12.8cm">
            <text:p text:style-name="P1">任</text:p>
            <text:p text:style-name="P1">务</text:p>
            <text:p text:style-name="P1">等</text:p>
            <text:p text:style-name="P1">待</text:p>
            <text:p text:style-name="P1">队</text:p>
            <text:p text:style-name="P1">列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2cm" svg:height="8.8cm" svg:x="29.7cm" svg:y="12.8cm">
            <text:p text:style-name="P1">任</text:p>
            <text:p text:style-name="P1">务</text:p>
            <text:p text:style-name="P1">失</text:p>
            <text:p text:style-name="P1">败</text:p>
            <text:p text:style-name="P1">队</text:p>
            <text:p text:style-name="P1">列</text:p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20" draw:layer="layout" svg:width="1.2cm" svg:height="3.8cm" svg:x="27cm" svg:y="12.8cm">
              <text:p text:style-name="P19"><text:span text:style-name="T2">本</text:span></text:p>
              <text:p text:style-name="P19"><text:span text:style-name="T2">地</text:span></text:p>
              <text:p text:style-name="P19"><text:span text:style-name="T2">任</text:span></text:p>
              <text:p text:style-name="P19"><text:span text:style-name="T2">务</text:span></text:p>
              <text:p text:style-name="P19"><text:span text:style-name="T2">队</text:span></text:p>
              <text:p text:style-name="P19"><text:span text:style-name="T2">列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1.2cm" svg:height="3.8cm" svg:x="27cm" svg:y="17.8cm">
              <text:p text:style-name="P19"><text:span text:style-name="T2">本</text:span></text:p>
              <text:p text:style-name="P19"><text:span text:style-name="T2">地</text:span></text:p>
              <text:p text:style-name="P19"><text:span text:style-name="T2">任</text:span></text:p>
              <text:p text:style-name="P19"><text:span text:style-name="T2">务</text:span></text:p>
              <text:p text:style-name="P19"><text:span text:style-name="T2">队</text:span></text:p>
              <text:p text:style-name="P19"><text:span text:style-name="T2">列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5" draw:layer="layout" svg:x1="25.1cm" svg:y1="14.7cm" svg:x2="27cm" svg:y2="14.7cm">
            <text:p/>
          </draw:line>
          <draw:line draw:style-name="gr6" draw:text-style-name="P5" draw:layer="layout" svg:x1="25.1cm" svg:y1="19.7cm" svg:x2="27cm" svg:y2="19.7cm">
            <text:p/>
          </draw:line>
          <draw:line draw:style-name="gr6" draw:text-style-name="P5" draw:layer="layout" svg:x1="28.2cm" svg:y1="14.695cm" svg:x2="29.687cm" svg:y2="14.695cm">
            <text:p/>
          </draw:line>
          <draw:line draw:style-name="gr6" draw:text-style-name="P5" draw:layer="layout" svg:x1="28.2cm" svg:y1="19.7cm" svg:x2="29.7cm" svg:y2="19.7cm">
            <text:p/>
          </draw:line>
        </draw:g>
        <draw:custom-shape draw:style-name="gr24" draw:text-style-name="P16" draw:layer="layout" svg:width="3.2cm" svg:height="2cm" svg:x="20.1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3.1cm" svg:height="2cm" svg:x="31.4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默认">
        <draw:g>
          <draw:custom-shape draw:style-name="gr26" draw:text-style-name="P16" draw:layer="layout" svg:width="25.2cm" svg:height="6.8cm" svg:x="2.4cm" svg:y="3.1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2" draw:layer="layout" svg:width="25.1cm" svg:height="1.17cm" svg:x="2.4cm" svg:y="3.1cm">
            <draw:text-box>
              <text:p>订单中心按照订单号分库分表</text:p>
            </draw:text-box>
          </draw:frame>
          <draw:custom-shape draw:style-name="gr28" draw:text-style-name="P16" draw:layer="layout" svg:width="11.9cm" svg:height="4.5cm" svg:x="2.7cm" svg:y="4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5.2cm" svg:height="2.6cm" svg:x="3cm" svg:y="6.3cm">
            <text:p text:style-name="P23">t_order_1</text:p>
            <text:p text:style-name="P23">t_order_detail_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22" draw:layer="layout" svg:width="11.7cm" svg:height="0.962cm" svg:x="2.8cm" svg:y="4.9cm">
            <draw:text-box>
              <text:p>db_order_1</text:p>
            </draw:text-box>
          </draw:frame>
          <draw:custom-shape draw:style-name="gr29" draw:text-style-name="P24" draw:layer="layout" svg:width="5.2cm" svg:height="2.6cm" svg:x="8.9cm" svg:y="6.3cm">
            <text:p text:style-name="P23">t_order_2</text:p>
            <text:p text:style-name="P23">t_order_detail_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1.9cm" svg:height="4.5cm" svg:x="15.2cm" svg:y="4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5.2cm" svg:height="2.6cm" svg:x="15.5cm" svg:y="6.3cm">
            <text:p text:style-name="P23">t_order_1</text:p>
            <text:p text:style-name="P23">t_order_detail_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22" draw:layer="layout" svg:width="11.7cm" svg:height="0.962cm" svg:x="15.3cm" svg:y="4.9cm">
            <draw:text-box>
              <text:p>db_order_2</text:p>
            </draw:text-box>
          </draw:frame>
          <draw:custom-shape draw:style-name="gr29" draw:text-style-name="P24" draw:layer="layout" svg:width="5.2cm" svg:height="2.6cm" svg:x="21.4cm" svg:y="6.3cm">
            <text:p text:style-name="P23">t_order_2</text:p>
            <text:p text:style-name="P23">t_order_detail_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16" draw:layer="layout" svg:width="25.2cm" svg:height="6.8cm" svg:x="2.4cm" svg:y="14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2" draw:layer="layout" svg:width="25.1cm" svg:height="1.17cm" svg:x="2.4cm" svg:y="14cm">
            <draw:text-box>
              <text:p>订单列表按照用户分库分表</text:p>
            </draw:text-box>
          </draw:frame>
          <draw:custom-shape draw:style-name="gr28" draw:text-style-name="P16" draw:layer="layout" svg:width="11.9cm" svg:height="4.5cm" svg:x="2.7cm" svg:y="15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5.2cm" svg:height="2.6cm" svg:x="3cm" svg:y="17.2cm">
            <text:p text:style-name="P23"><text:span text:style-name="T7">t_</text:span>user_order_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22" draw:layer="layout" svg:width="11.7cm" svg:height="0.962cm" svg:x="2.8cm" svg:y="15.8cm">
            <draw:text-box>
              <text:p>db_user_order_1</text:p>
            </draw:text-box>
          </draw:frame>
          <draw:custom-shape draw:style-name="gr29" draw:text-style-name="P24" draw:layer="layout" svg:width="5.2cm" svg:height="2.6cm" svg:x="8.9cm" svg:y="17.2cm">
            <text:p text:style-name="P23"><text:span text:style-name="T7">t_</text:span>user_order_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1.9cm" svg:height="4.5cm" svg:x="15.2cm" svg:y="15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5.2cm" svg:height="2.6cm" svg:x="15.5cm" svg:y="17.2cm">
            <text:p text:style-name="P23"><text:span text:style-name="T7">t_</text:span>user_order_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22" draw:layer="layout" svg:width="11.7cm" svg:height="0.962cm" svg:x="15.3cm" svg:y="15.8cm">
            <draw:text-box>
              <text:p>db_user_order_2</text:p>
            </draw:text-box>
          </draw:frame>
          <draw:custom-shape draw:style-name="gr29" draw:text-style-name="P24" draw:layer="layout" svg:width="5.2cm" svg:height="2.6cm" svg:x="21.4cm" svg:y="17.2cm">
            <text:p text:style-name="P23"><text:span text:style-name="T7">t_</text:span>user_order_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0" draw:text-style-name="P2" draw:layer="layout" svg:width="5.2cm" svg:height="2.7cm" svg:x="33.1cm" svg:y="3.5cm">
            <text:p text:style-name="P1">商家订单</text:p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5.2cm" svg:height="2.7cm" svg:x="33.1cm" svg:y="7.4cm">
            <text:p text:style-name="P1">订单缓存</text:p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5.2cm" svg:height="2.7cm" svg:x="33.1cm" svg:y="11.5cm">
            <text:p text:style-name="P1">ES搜索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2" draw:layer="layout" svg:width="4.3cm" svg:height="2.3cm" svg:x="28.1cm" svg:y="5.35cm">
          <text:p text:style-name="P1">异构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3.3cm" svg:height="2.9cm" svg:x="13.35cm" svg:y="10.5cm">
          <text:p text:style-name="P1">异构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默认">
        <draw:g>
          <draw:custom-shape draw:style-name="gr33" draw:text-style-name="P2" xml:id="id18" draw:id="id18" draw:layer="layout" svg:width="3.5cm" svg:height="2.4cm" svg:x="10.6cm" svg:y="8.27cm">
            <text:p text:style-name="P1">master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4" draw:text-style-name="P25" xml:id="id19" draw:id="id19" draw:layer="layout" svg:width="2.83cm" svg:height="2.83cm" svg:x="10.935cm" svg:y="15.27cm">
            <draw:image xlink:href="Pictures/10000DFC00000B0F00000B0F222368955A1CB93A.svg" xlink:type="simple" xlink:show="embed" xlink:actuate="onLoad" loext:mime-type="image/svg+xml">
              <text:p text:style-name="P6"/>
              <text:p text:style-name="P6"/>
              <text:p text:style-name="P6"/>
              <text:p text:style-name="P6"/>
              <text:p text:style-name="P6">binlog</text:p>
            </draw:image>
            <draw:image xlink:href="Pictures/100002010000006B0000006BD0D68798056C538D.png" xlink:type="simple" xlink:show="embed" xlink:actuate="onLoad" loext:mime-type="image/png"/>
          </draw:frame>
          <draw:custom-shape draw:style-name="gr33" draw:text-style-name="P2" draw:layer="layout" svg:width="3.5cm" svg:height="2.4cm" svg:x="26.05cm" svg:y="8.27cm">
            <text:p text:style-name="P1">slav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" xml:id="id20" draw:id="id20" draw:layer="layout" svg:width="3.1cm" svg:height="1.8cm" svg:x="24.4cm" svg:y="9.97cm">
            <text:p text:style-name="P1">I/O</text:p>
            <text:p text:style-name="P1">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xml:id="id22" draw:id="id22" draw:layer="layout" svg:width="3.1cm" svg:height="1.8cm" svg:x="28.1cm" svg:y="9.97cm">
            <text:p text:style-name="P1">SQL</text:p>
            <text:p text:style-name="P1">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5" xml:id="id21" draw:id="id21" draw:layer="layout" svg:width="2.83cm" svg:height="2.83cm" svg:x="26.385cm" svg:y="15.24cm">
            <draw:image xlink:href="Pictures/10000DFC00000B0F00000B0F222368955A1CB93A.svg" xlink:type="simple" xlink:show="embed" xlink:actuate="onLoad" loext:mime-type="image/svg+xml">
              <text:p text:style-name="P6"/>
              <text:p text:style-name="P6"/>
              <text:p text:style-name="P6"/>
              <text:p text:style-name="P6"/>
              <text:p text:style-name="P6">relay log</text:p>
            </draw:image>
            <draw:image xlink:href="Pictures/100002010000006B0000006BD0D68798056C538D.png" xlink:type="simple" xlink:show="embed" xlink:actuate="onLoad" loext:mime-type="image/png"/>
          </draw:frame>
          <draw:line draw:style-name="gr7" draw:text-style-name="P18" draw:layer="layout" svg:x1="3.6cm" svg:y1="9.57cm" svg:x2="10.7cm" svg:y2="9.57cm">
            <text:p text:style-name="P6">1.客户端写入数据</text:p>
            <text:p text:style-name="P6"/>
          </draw:line>
          <draw:connector draw:style-name="gr7" draw:text-style-name="P18" draw:layer="layout" draw:type="line" svg:x1="12.35cm" svg:y1="10.67cm" svg:x2="12.35cm" svg:y2="15.27cm" draw:start-shape="id18" draw:start-glue-point="7" draw:end-shape="id19" draw:end-glue-point="0" svg:d="M12350 10670v4600" svg:viewBox="0 0 1 4601">
            <text:p text:style-name="P6">2. 数据变更 <text:s text:c="6"/><text:s text:c="19"/></text:p>
          </draw:connector>
          <draw:connector draw:style-name="gr6" draw:text-style-name="P5" draw:layer="layout" draw:type="curve" draw:line-skew="2.489cm" svg:x1="13.765cm" svg:y1="16.685cm" svg:x2="24.4cm" svg:y2="10.87cm" draw:start-shape="id19" draw:start-glue-point="1" svg:d="M13765 16685c12085 0 6768-5815 10635-5815" svg:viewBox="0 0 10636 5816">
            <text:p/>
          </draw:connector>
          <draw:connector draw:style-name="gr7" draw:text-style-name="P18" draw:layer="layout" draw:type="curve" draw:line-skew="-1.136cm" svg:x1="24.4cm" svg:y1="10.87cm" svg:x2="13.765cm" svg:y2="16.685cm" draw:end-shape="id19" draw:end-glue-point="1" svg:d="M24400 10870c-9304 0-3987 5815-10635 5815" svg:viewBox="0 0 10636 5816">
            <text:p text:style-name="P6"><text:s text:c="11"/>3.订阅binlog</text:p>
          </draw:connector>
          <draw:connector draw:style-name="gr7" draw:text-style-name="P18" draw:layer="layout" draw:type="line" svg:x1="25.95cm" svg:y1="11.77cm" svg:x2="27.8cm" svg:y2="15.24cm" draw:start-shape="id20" draw:start-glue-point="8" draw:end-shape="id21" draw:end-glue-point="0" svg:d="M25950 11770l1850 3470" svg:viewBox="0 0 1851 3471">
            <text:p text:style-name="P6">4.写入 <text:s text:c="13"/></text:p>
          </draw:connector>
          <draw:connector draw:style-name="gr7" draw:text-style-name="P18" draw:layer="layout" draw:type="line" svg:x1="27.8cm" svg:y1="15.24cm" svg:x2="29.65cm" svg:y2="11.77cm" draw:start-shape="id21" draw:start-glue-point="0" draw:end-shape="id22" draw:end-glue-point="8" svg:d="M27800 15240l1850-3470" svg:viewBox="0 0 1851 3471">
            <text:p text:style-name="P6"><text:s text:c="14"/>5.重放</text:p>
          </draw:connector>
        </draw:g>
      </draw:page>
      <draw:page draw:name="page4" draw:style-name="dp1" draw:master-page-name="默认">
        <draw:custom-shape draw:style-name="gr36" draw:text-style-name="P2" xml:id="id25" draw:id="id25" draw:layer="layout" svg:width="6.3cm" svg:height="2.6cm" svg:x="6.7cm" svg:y="2.2cm">
          <text:p text:style-name="P1">MySQL数据库</text:p>
          <draw:enhanced-geometry svg:viewBox="0 0 21600 21600" draw:type="rectangle" draw:enhanced-path="M 0 0 L 21600 0 21600 21600 0 21600 0 0 Z N"/>
        </draw:custom-shape>
        <draw:custom-shape draw:style-name="gr36" draw:text-style-name="P2" xml:id="id27" draw:id="id27" draw:layer="layout" svg:width="6.3cm" svg:height="2.6cm" svg:x="6.7cm" svg:y="20.1cm">
          <text:p text:style-name="P1">镜像/异构/缓存</text:p>
          <draw:enhanced-geometry svg:viewBox="0 0 21600 21600" draw:type="rectangle" draw:enhanced-path="M 0 0 L 21600 0 21600 21600 0 21600 0 0 Z N"/>
        </draw:custom-shape>
        <draw:custom-shape draw:style-name="gr36" draw:text-style-name="P2" xml:id="id24" draw:id="id24" draw:layer="layout" svg:width="6.3cm" svg:height="2.6cm" svg:x="21.1cm" svg:y="12cm">
          <text:p text:style-name="P1">zookeeper</text:p>
          <text:p text:style-name="P1">cluster</text:p>
          <draw:enhanced-geometry svg:viewBox="0 0 21600 21600" draw:type="rectangle" draw:enhanced-path="M 0 0 L 21600 0 21600 21600 0 21600 0 0 Z N"/>
        </draw:custom-shape>
        <draw:g xml:id="id23" draw:id="id23">
          <draw:custom-shape draw:style-name="gr37" draw:text-style-name="P16" draw:layer="layout" svg:width="12.7cm" svg:height="4.4cm" svg:x="3.5cm" svg:y="7.1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2" draw:layer="layout" svg:width="12.7cm" svg:height="0.962cm" svg:x="3.5cm" svg:y="7.1cm">
            <draw:text-box>
              <text:p>canal server</text:p>
            </draw:text-box>
          </draw:frame>
          <draw:g>
            <draw:custom-shape draw:style-name="gr38" draw:text-style-name="P24" draw:layer="layout" svg:width="5.4cm" svg:height="2.7cm" svg:x="3.95cm" svg:y="8.4cm">
              <text:p text:style-name="P23">canal server</text:p>
              <text:p text:style-name="P23">active</text:p>
              <draw:enhanced-geometry svg:viewBox="0 0 21600 21600" draw:type="rectangle" draw:enhanced-path="M 0 0 L 21600 0 21600 21600 0 21600 0 0 Z N"/>
            </draw:custom-shape>
            <draw:custom-shape draw:style-name="gr38" draw:text-style-name="P24" draw:layer="layout" svg:width="5.4cm" svg:height="2.7cm" svg:x="10.35cm" svg:y="8.4cm">
              <text:p text:style-name="P23">canal server</text:p>
              <text:p text:style-name="P23">standby</text:p>
              <draw:enhanced-geometry svg:viewBox="0 0 21600 21600" draw:type="rectangle" draw:enhanced-path="M 0 0 L 21600 0 21600 21600 0 21600 0 0 Z N"/>
            </draw:custom-shape>
          </draw:g>
        </draw:g>
        <draw:g xml:id="id26" draw:id="id26">
          <draw:custom-shape draw:style-name="gr37" draw:text-style-name="P16" draw:layer="layout" svg:width="12.7cm" svg:height="4.4cm" svg:x="3.5cm" svg:y="13.7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2" draw:layer="layout" svg:width="12.7cm" svg:height="0.962cm" svg:x="3.5cm" svg:y="13.7cm">
            <draw:text-box>
              <text:p>canal client</text:p>
            </draw:text-box>
          </draw:frame>
          <draw:g>
            <draw:custom-shape draw:style-name="gr38" draw:text-style-name="P24" draw:layer="layout" svg:width="5.4cm" svg:height="2.7cm" svg:x="3.95cm" svg:y="15cm">
              <text:p text:style-name="P23">canal client</text:p>
              <text:p text:style-name="P23">active</text:p>
              <draw:enhanced-geometry svg:viewBox="0 0 21600 21600" draw:type="rectangle" draw:enhanced-path="M 0 0 L 21600 0 21600 21600 0 21600 0 0 Z N"/>
            </draw:custom-shape>
            <draw:custom-shape draw:style-name="gr38" draw:text-style-name="P24" draw:layer="layout" svg:width="5.4cm" svg:height="2.7cm" svg:x="10.35cm" svg:y="15cm">
              <text:p text:style-name="P23">canal client</text:p>
              <text:p text:style-name="P23">standby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39" draw:text-style-name="P5" draw:layer="layout" svg:x1="16.2cm" svg:y1="9.3cm" svg:x2="24.25cm" svg:y2="12cm" draw:start-shape="id23" draw:start-glue-point="1" draw:end-shape="id24" draw:end-glue-point="0" svg:d="M16200 9300h8050v2700" svg:viewBox="0 0 8051 2701">
          <text:p/>
        </draw:connector>
        <draw:connector draw:style-name="gr7" draw:text-style-name="P18" draw:layer="layout" draw:type="line" svg:x1="9.85cm" svg:y1="7.1cm" svg:x2="9.85cm" svg:y2="4.8cm" draw:start-shape="id23" draw:start-glue-point="0" draw:end-shape="id25" draw:end-glue-point="2" svg:d="M9850 7100v-2300" svg:viewBox="0 0 1 2301">
          <text:p text:style-name="P6">订阅</text:p>
        </draw:connector>
        <draw:connector draw:style-name="gr7" draw:text-style-name="P18" draw:layer="layout" draw:type="line" svg:x1="9.85cm" svg:y1="13.7cm" svg:x2="9.85cm" svg:y2="11.5cm" draw:start-shape="id26" draw:start-glue-point="0" draw:end-shape="id23" draw:end-glue-point="2" svg:d="M9850 13700v-2200" svg:viewBox="0 0 1 2201">
          <text:p text:style-name="P6">订阅</text:p>
        </draw:connector>
        <draw:connector draw:style-name="gr7" draw:text-style-name="P18" draw:layer="layout" draw:type="line" svg:x1="9.85cm" svg:y1="18.1cm" svg:x2="9.85cm" svg:y2="20.1cm" draw:start-shape="id26" draw:start-glue-point="2" draw:end-shape="id27" draw:end-glue-point="0" svg:d="M9850 18100v2000" svg:viewBox="0 0 1 2001">
          <text:p text:style-name="P6">写入</text:p>
        </draw:connector>
      </draw:page>
      <draw:page draw:name="page5" draw:style-name="dp1" draw:master-page-name="默认">
        <draw:g>
          <draw:custom-shape draw:style-name="gr40" draw:text-style-name="P16" xml:id="id28" draw:id="id28" draw:layer="layout" svg:width="5.3cm" svg:height="2cm" svg:x="1.4cm" svg:y="0.4cm">
            <text:p text:style-name="P6">MySQL数据库</text:p>
            <draw:enhanced-geometry svg:viewBox="0 0 21600 21600" draw:type="rectangle" draw:enhanced-path="M 0 0 L 21600 0 21600 21600 0 21600 0 0 Z N"/>
          </draw:custom-shape>
          <draw:custom-shape draw:style-name="gr40" draw:text-style-name="P16" xml:id="id29" draw:id="id29" draw:layer="layout" svg:width="5.3cm" svg:height="2cm" svg:x="1.4cm" svg:y="6.5cm">
            <text:p text:style-name="P6">canal server</text:p>
            <draw:enhanced-geometry svg:viewBox="0 0 21600 21600" draw:type="rectangle" draw:enhanced-path="M 0 0 L 21600 0 21600 21600 0 21600 0 0 Z N"/>
          </draw:custom-shape>
          <draw:custom-shape draw:style-name="gr40" draw:text-style-name="P16" xml:id="id30" draw:id="id30" draw:layer="layout" svg:width="5.3cm" svg:height="2cm" svg:x="9.4cm" svg:y="6.5cm">
            <text:p text:style-name="P6">canal client</text:p>
            <draw:enhanced-geometry svg:viewBox="0 0 21600 21600" draw:type="rectangle" draw:enhanced-path="M 0 0 L 21600 0 21600 21600 0 21600 0 0 Z N"/>
          </draw:custom-shape>
          <draw:custom-shape draw:style-name="gr40" draw:text-style-name="P16" xml:id="id31" draw:id="id31" draw:layer="layout" svg:width="5.3cm" svg:height="2cm" svg:x="19.3cm" svg:y="6.5cm">
            <text:p text:style-name="P6">redis</text:p>
            <draw:enhanced-geometry svg:viewBox="0 0 21600 21600" draw:type="rectangle" draw:enhanced-path="M 0 0 L 21600 0 21600 21600 0 21600 0 0 Z N"/>
          </draw:custom-shape>
          <draw:custom-shape draw:style-name="gr40" draw:text-style-name="P16" xml:id="id32" draw:id="id32" draw:layer="layout" svg:width="5.3cm" svg:height="2cm" svg:x="29.3cm" svg:y="6.5cm">
            <text:p text:style-name="P6">读服务</text:p>
            <draw:enhanced-geometry svg:viewBox="0 0 21600 21600" draw:type="rectangle" draw:enhanced-path="M 0 0 L 21600 0 21600 21600 0 21600 0 0 Z N"/>
          </draw:custom-shape>
          <draw:connector draw:style-name="gr7" draw:text-style-name="P5" draw:layer="layout" draw:type="line" svg:x1="4.05cm" svg:y1="2.4cm" svg:x2="4.05cm" svg:y2="6.5cm" draw:start-shape="id28" draw:start-glue-point="2" draw:end-shape="id29" draw:end-glue-point="0" svg:d="M4050 2400v4100" svg:viewBox="0 0 1 4101">
            <text:p text:style-name="P6">1.增量同步（binlog）</text:p>
          </draw:connector>
          <draw:connector draw:style-name="gr6" draw:text-style-name="P5" draw:layer="layout" draw:type="line" svg:x1="6.7cm" svg:y1="7.5cm" svg:x2="9.4cm" svg:y2="7.5cm" draw:start-shape="id29" draw:start-glue-point="1" draw:end-shape="id30" draw:end-glue-point="3" svg:d="M6700 7500h2700" svg:viewBox="0 0 2701 1">
            <text:p/>
          </draw:connector>
          <draw:connector draw:style-name="gr7" draw:text-style-name="P5" draw:layer="layout" draw:type="line" svg:x1="14.7cm" svg:y1="7.5cm" svg:x2="19.3cm" svg:y2="7.5cm" draw:start-shape="id30" draw:start-glue-point="1" draw:end-shape="id31" draw:end-glue-point="3" svg:d="M14700 7500h4600" svg:viewBox="0 0 4601 1">
            <text:p text:style-name="P6">增量更新</text:p>
            <text:p text:style-name="P6"/>
          </draw:connector>
          <draw:connector draw:style-name="gr7" draw:text-style-name="P5" draw:layer="layout" draw:type="line" svg:x1="29.3cm" svg:y1="7.5cm" svg:x2="24.6cm" svg:y2="7.5cm" draw:start-shape="id32" draw:start-glue-point="3" draw:end-shape="id31" draw:end-glue-point="1" svg:d="M29300 7500h-4700" svg:viewBox="0 0 4701 1">
            <text:p text:style-name="P6">3.读缓存</text:p>
            <text:p text:style-name="P6"/>
          </draw:connector>
          <draw:connector draw:style-name="gr7" draw:text-style-name="P5" draw:layer="layout" svg:x1="6.7cm" svg:y1="1.4cm" svg:x2="21.95cm" svg:y2="6.5cm" draw:start-shape="id28" draw:start-glue-point="1" draw:end-shape="id31" draw:end-glue-point="0" svg:d="M6700 1400h15250v5100" svg:viewBox="0 0 15251 5101">
            <text:p text:style-name="P6">2.全量同步</text:p>
            <text:p text:style-name="P6"><text:s text:c="3"/>查询同步</text:p>
            <text:p text:style-name="P6"><text:s/></text:p>
            <text:p text:style-name="P6"/>
            <text:p text:style-name="P6"/>
            <text:p text:style-name="P6"/>
          </draw:connector>
        </draw:g>
        <draw:custom-shape draw:style-name="gr40" draw:text-style-name="P16" xml:id="id33" draw:id="id33" draw:layer="layout" svg:width="5.3cm" svg:height="2cm" svg:x="1cm" svg:y="10.9cm">
          <text:p text:style-name="P6">MySQL数据库</text:p>
          <draw:enhanced-geometry svg:viewBox="0 0 21600 21600" draw:type="rectangle" draw:enhanced-path="M 0 0 L 21600 0 21600 21600 0 21600 0 0 Z N"/>
        </draw:custom-shape>
        <draw:custom-shape draw:style-name="gr40" draw:text-style-name="P16" xml:id="id34" draw:id="id34" draw:layer="layout" svg:width="5.3cm" svg:height="2cm" svg:x="1cm" svg:y="17cm">
          <text:p text:style-name="P6">canal server</text:p>
          <draw:enhanced-geometry svg:viewBox="0 0 21600 21600" draw:type="rectangle" draw:enhanced-path="M 0 0 L 21600 0 21600 21600 0 21600 0 0 Z N"/>
        </draw:custom-shape>
        <draw:custom-shape draw:style-name="gr40" draw:text-style-name="P16" xml:id="id35" draw:id="id35" draw:layer="layout" svg:width="5.3cm" svg:height="2cm" svg:x="9cm" svg:y="17cm">
          <text:p text:style-name="P6">canal client</text:p>
          <draw:enhanced-geometry svg:viewBox="0 0 21600 21600" draw:type="rectangle" draw:enhanced-path="M 0 0 L 21600 0 21600 21600 0 21600 0 0 Z N"/>
        </draw:custom-shape>
        <draw:custom-shape draw:style-name="gr40" draw:text-style-name="P16" xml:id="id36" draw:id="id36" draw:layer="layout" svg:width="5.3cm" svg:height="2cm" svg:x="18.9cm" svg:y="17cm">
          <text:p text:style-name="P6">任务下发Worker</text:p>
          <draw:enhanced-geometry svg:viewBox="0 0 21600 21600" draw:type="rectangle" draw:enhanced-path="M 0 0 L 21600 0 21600 21600 0 21600 0 0 Z N"/>
        </draw:custom-shape>
        <draw:custom-shape draw:style-name="gr40" draw:text-style-name="P16" xml:id="id37" draw:id="id37" draw:layer="layout" svg:width="5.3cm" svg:height="2cm" svg:x="28.9cm" svg:y="17cm">
          <text:p text:style-name="P6">MQ/Kafka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3.65cm" svg:y1="12.9cm" svg:x2="3.65cm" svg:y2="17cm" draw:start-shape="id33" draw:start-glue-point="2" draw:end-shape="id34" draw:end-glue-point="0" svg:d="M3650 12900v4100" svg:viewBox="0 0 1 4101">
          <text:p text:style-name="P6">1.增量同步（binlog）</text:p>
        </draw:connector>
        <draw:connector draw:style-name="gr6" draw:text-style-name="P5" draw:layer="layout" draw:type="line" svg:x1="6.3cm" svg:y1="18cm" svg:x2="9cm" svg:y2="18cm" draw:start-shape="id34" draw:start-glue-point="1" draw:end-shape="id35" draw:end-glue-point="3" svg:d="M6300 18000h2700" svg:viewBox="0 0 2701 1">
          <text:p/>
        </draw:connector>
        <draw:connector draw:style-name="gr7" draw:text-style-name="P5" draw:layer="layout" draw:type="line" svg:x1="14.3cm" svg:y1="18cm" svg:x2="18.9cm" svg:y2="18cm" draw:start-shape="id35" draw:start-glue-point="1" draw:end-shape="id36" draw:end-glue-point="3" svg:d="M14300 18000h4600" svg:viewBox="0 0 4601 1">
          <text:p text:style-name="P6">增量数据</text:p>
          <text:p text:style-name="P6"/>
        </draw:connector>
        <draw:connector draw:style-name="gr7" draw:text-style-name="P5" draw:layer="layout" svg:x1="6.3cm" svg:y1="11.9cm" svg:x2="21.55cm" svg:y2="17cm" draw:start-shape="id33" draw:start-glue-point="1" draw:end-shape="id36" draw:end-glue-point="0" svg:d="M6300 11900h15250v5100" svg:viewBox="0 0 15251 5101">
          <text:p text:style-name="P6">2.全量同步</text:p>
          <text:p text:style-name="P6"><text:s text:c="3"/>查询同步</text:p>
          <text:p text:style-name="P6"><text:s/></text:p>
          <text:p text:style-name="P6"/>
          <text:p text:style-name="P6"/>
          <text:p text:style-name="P6"/>
        </draw:connector>
        <draw:connector draw:style-name="gr7" draw:text-style-name="P5" draw:layer="layout" svg:x1="24.2cm" svg:y1="18cm" svg:x2="28.9cm" svg:y2="18cm" draw:start-shape="id36" draw:start-glue-point="1" draw:end-shape="id37" draw:end-glue-point="3" svg:d="M24200 18000h4700" svg:viewBox="0 0 4701 1">
          <text:p text:style-name="P6">下发任务</text:p>
          <text:p text:style-name="P6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5.2$Linux_X86_64 LibreOffice_project/30$Build-2</meta:generator>
    <dc:date>2020-05-09T10:48:11.269303667</dc:date>
    <meta:editing-duration>PT4H23M40S</meta:editing-duration>
    <meta:editing-cycles>4</meta:editing-cycles>
    <meta:document-statistic meta:object-count="155"/>
  </office:meta>
</office:document-meta>
</file>